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59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3333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 table:style-name="ce4" office:value-type="string" calcext:value-type="string">
            <text:p>Questions</text:p>
          </table:table-cell>
          <table:table-cell office:value-type="string" calcext:value-type="string">
            <text:p>Answ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style-name="ce5" office:value-type="string" calcext:value-type="string">
            <text:p>Check how to return Ienumer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style-name="ce2"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style-name="ce6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new Order</text:p>
          </table:table-cell>
          <table:table-cell table:style-name="ce8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2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2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office:value-type="string" calcext:value-type="string">
            <text:p>Update DBSchema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Implement TransactionIdGenerator</text:p>
          </table:table-cell>
          <table:table-cell office:value-type="string" calcext:value-type="string">
            <text:p>OrderFulFiller should be implemented in Data Access ( its like a repositor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 Service Class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Fixture Setup to T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Role interface in OnCompleteSale()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your own Container Object for Scanned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 TransactionIdGenerator to OrderFulFiller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splay interfaces should be removed from service classes ( observer might be a solutio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houghts for Sale Class</text:p>
          </table:table-cell>
          <table:table-cell table:style-name="ce3" office:value-type="string" calcext:value-type="string">
            <text:p>Things to note: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ove mutable state (price) as different object</text:p>
          </table:table-cell>
          <table:table-cell office:value-type="string" calcext:value-type="string">
            <text:p>Commands need to be extracted from Domai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rice should be a domain object</text:p>
          </table:table-cell>
          <table:table-cell office:value-type="string" calcext:value-type="string">
            <text:p>Display is a Header Interfac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Case of Empty Barcod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Case of Barcode not Found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Design by Contract vs API goodnes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-00-0000</text:date>, <text:time style:data-style-name="N2" text:time-value="21:45:13.194080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9-01T21:57:22.502199851</dc:date>
    <meta:editing-duration>PT10H59M56S</meta:editing-duration>
    <meta:editing-cycles>47</meta:editing-cycles>
    <meta:document-statistic meta:table-count="1" meta:cell-count="50" meta:object-count="0"/>
  </office:meta>
</office:document-meta>
</file>